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dejavu sans mono" fo:font-size="8.25pt" fo:letter-spacing="normal" fo:font-style="normal" fo:font-weight="normal"/>
    </style:style>
    <style:style style:name="T1" style:family="text">
      <style:text-properties officeooo:rsid="0010b2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</text:span>Зеленая миля</text:p>
      <text:p text:style-name="P1">The Green Mile, 1999, 189 мин.</text:p>
      <text:p text:style-name="P1"><text:span text:style-name="T1">2.</text:span>Список Шиндлера</text:p>
      <text:p text:style-name="P1">Schindler's List, 1993, 195 мин.</text:p>
      <text:p text:style-name="P1"><text:span text:style-name="T1">3.</text:span>Побег из Шоушенка</text:p>
      <text:p text:style-name="P1">The Shawshank Redemption, 1994, 142 мин.</text:p>
      <text:p text:style-name="P1"><text:span text:style-name="T1">4.</text:span>Властелин колец: Возвращение короля</text:p>
      <text:p text:style-name="P1">The Lord of the Rings: The Return of the King, 2003, 201 мин.</text:p>
      <text:p text:style-name="P1"><text:span text:style-name="T1">5.</text:span>Форрест Гамп</text:p>
      <text:p text:style-name="P1">Forrest Gump, 1994, 142 мин.</text:p>
      <text:p text:style-name="P1"><text:span text:style-name="T1">6.</text:span>Властелин колец: Две крепости</text:p>
      <text:p text:style-name="P1">The Lord of the Rings: The Two Towers, 2002, 179 мин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12:01:56.968918690</meta:creation-date>
    <dc:date>2022-05-17T13:01:13.335615310</dc:date>
    <meta:editing-duration>PT38M36S</meta:editing-duration>
    <meta:editing-cycles>1</meta:editing-cycles>
    <meta:document-statistic meta:table-count="0" meta:image-count="0" meta:object-count="0" meta:page-count="1" meta:paragraph-count="12" meta:word-count="63" meta:character-count="376" meta:non-whitespace-character-count="325"/>
    <meta:generator>LibreOffice/6.4.7.2$Linux_X86_64 LibreOffice_project/40$Build-2</meta:generator>
  </office:meta>
</office:document-meta>
</file>